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2.005cm" style:rel-column-width="30612*"/>
    </style:style>
    <style:style style:name="Tabelle1.B" style:family="table-column">
      <style:table-column-properties style:column-width="1.801cm" style:rel-column-width="4592*"/>
    </style:style>
    <style:style style:name="Tabelle1.C" style:family="table-column">
      <style:table-column-properties style:column-width="11.894cm" style:rel-column-width="30331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1.807cm" table:align="left"/>
    </style:style>
    <style:style style:name="Tabelle2.A" style:family="table-column">
      <style:table-column-properties style:column-width="3.605cm"/>
    </style:style>
    <style:style style:name="Tabelle2.B" style:family="table-column">
      <style:table-column-properties style:column-width="4.10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3" style:family="table">
      <style:table-properties style:width="11.709cm" fo:margin-left="0cm" table:align="left"/>
    </style:style>
    <style:style style:name="Tabelle3.A" style:family="table-column">
      <style:table-column-properties style:column-width="3.092cm"/>
    </style:style>
    <style:style style:name="Tabelle3.B" style:family="table-column">
      <style:table-column-properties style:column-width="1.61cm"/>
    </style:style>
    <style:style style:name="Tabelle3.C" style:family="table-column">
      <style:table-column-properties style:column-width="2.193cm"/>
    </style:style>
    <style:style style:name="Tabelle3.D" style:family="table-column">
      <style:table-column-properties style:column-width="3.805cm"/>
    </style:style>
    <style:style style:name="Tabelle3.E" style:family="table-column">
      <style:table-column-properties style:column-width="1.00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1.807cm" table:align="left"/>
    </style:style>
    <style:style style:name="Tabelle2.A" style:family="table-column">
      <style:table-column-properties style:column-width="3.605cm"/>
    </style:style>
    <style:style style:name="Tabelle2.B" style:family="table-column">
      <style:table-column-properties style:column-width="4.10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3" style:family="table">
      <style:table-properties style:width="11.709cm" fo:margin-left="0cm" table:align="left"/>
    </style:style>
    <style:style style:name="Tabelle3.A" style:family="table-column">
      <style:table-column-properties style:column-width="3.092cm"/>
    </style:style>
    <style:style style:name="Tabelle3.B" style:family="table-column">
      <style:table-column-properties style:column-width="1.61cm"/>
    </style:style>
    <style:style style:name="Tabelle3.C" style:family="table-column">
      <style:table-column-properties style:column-width="2.193cm"/>
    </style:style>
    <style:style style:name="Tabelle3.D" style:family="table-column">
      <style:table-column-properties style:column-width="3.805cm"/>
    </style:style>
    <style:style style:name="Tabelle3.E" style:family="table-column">
      <style:table-column-properties style:column-width="1.00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bold" officeooo:rsid="00175df4" officeooo:paragraph-rsid="0043038e" style:font-weight-asian="bold" style:font-weight-complex="bold"/>
    </style:style>
    <style:style style:name="P2" style:family="paragraph" style:parent-style-name="Standard">
      <style:text-properties fo:font-weight="bold" officeooo:rsid="001b1bcb" officeooo:paragraph-rsid="0043038e" style:font-weight-asian="bold" style:font-weight-complex="bold"/>
    </style:style>
    <style:style style:name="P3" style:family="paragraph" style:parent-style-name="Table_20_Contents">
      <style:text-properties fo:font-weight="bold" officeooo:rsid="0020cf70" officeooo:paragraph-rsid="0043038e" style:font-weight-asian="bold" style:font-weight-complex="bold"/>
    </style:style>
    <style:style style:name="P4" style:family="paragraph" style:parent-style-name="Standard">
      <style:text-properties fo:font-style="normal" style:text-underline-style="none" officeooo:rsid="002961bf" officeooo:paragraph-rsid="0043038e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3ca4cc" officeooo:paragraph-rsid="0043038e" style:font-style-asian="normal" style:font-style-complex="normal"/>
    </style:style>
    <style:style style:name="P6" style:family="paragraph" style:parent-style-name="Table_20_Contents">
      <style:text-properties fo:font-size="10.5pt" officeooo:rsid="0025ba9f" officeooo:paragraph-rsid="0043038e" style:font-size-asian="10.5pt" style:font-size-complex="10.5pt"/>
    </style:style>
    <style:style style:name="P7" style:family="paragraph" style:parent-style-name="Table_20_Contents">
      <style:text-properties fo:font-size="10.5pt" officeooo:rsid="0027e7e2" officeooo:paragraph-rsid="0043038e" style:font-size-asian="10.5pt" style:font-size-complex="10.5pt"/>
    </style:style>
    <style:style style:name="P8" style:family="paragraph" style:parent-style-name="Table_20_Contents">
      <style:text-properties fo:font-size="10.5pt" officeooo:rsid="002961bf" officeooo:paragraph-rsid="0043038e" style:font-size-asian="10.5pt" style:font-size-complex="10.5pt"/>
    </style:style>
    <style:style style:name="P9" style:family="paragraph" style:parent-style-name="Table_20_Contents">
      <style:text-properties fo:font-size="10.5pt" officeooo:rsid="003ca4cc" officeooo:paragraph-rsid="0043038e" style:font-size-asian="10.5pt" style:font-size-complex="10.5pt"/>
    </style:style>
    <style:style style:name="P10" style:family="paragraph" style:parent-style-name="Table_20_Contents">
      <style:text-properties fo:font-size="10.5pt" fo:font-weight="bold" officeooo:rsid="0025ba9f" officeooo:paragraph-rsid="0043038e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tyle="italic" officeooo:rsid="00199fe0" officeooo:paragraph-rsid="0043038e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officeooo:rsid="003e6fec" officeooo:paragraph-rsid="0043038e"/>
    </style:style>
    <style:style style:name="P13" style:family="paragraph" style:parent-style-name="Table_20_Contents">
      <style:text-properties officeooo:rsid="003ca4cc" officeooo:paragraph-rsid="0043038e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33ae0e" officeooo:paragraph-rsid="0043038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43038e" officeooo:paragraph-rsid="0043038e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style="italic" officeooo:rsid="002293e1" officeooo:paragraph-rsid="0043038e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ize="12pt" fo:font-style="italic" fo:font-weight="normal" officeooo:rsid="0043038e" officeooo:paragraph-rsid="0043038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officeooo:rsid="001b94a7" officeooo:paragraph-rsid="0043038e"/>
    </style:style>
    <style:style style:name="P19" style:family="paragraph" style:parent-style-name="Standard">
      <style:text-properties officeooo:paragraph-rsid="0043038e"/>
    </style:style>
    <style:style style:name="P20" style:family="paragraph" style:parent-style-name="Table_20_Contents">
      <style:text-properties officeooo:paragraph-rsid="0043038e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43038e" officeooo:paragraph-rsid="0043038e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paragraph-rsid="0044ccac"/>
    </style:style>
    <style:style style:name="P23" style:family="paragraph" style:parent-style-name="Table_20_Contents">
      <style:text-properties fo:font-style="normal" style:text-underline-style="none" officeooo:rsid="003e6fec" officeooo:paragraph-rsid="0043038e" style:font-style-asian="normal" style:font-style-complex="normal"/>
    </style:style>
    <style:style style:name="P24" style:family="paragraph" style:parent-style-name="Table_20_Contents">
      <style:text-properties officeooo:rsid="003ca4cc" officeooo:paragraph-rsid="00447b86"/>
    </style:style>
    <style:style style:name="P25" style:family="paragraph" style:parent-style-name="Table_20_Contents">
      <style:text-properties officeooo:rsid="003ca4cc" officeooo:paragraph-rsid="0044cc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ae0e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3ca4cc"/>
    </style:style>
    <style:style style:name="T6" style:family="text">
      <style:text-properties fo:font-size="10.5pt" officeooo:rsid="0025ba9f" style:font-size-asian="10.5pt" style:font-size-complex="10.5pt"/>
    </style:style>
    <style:style style:name="T7" style:family="text">
      <style:text-properties fo:font-size="10.5pt" officeooo:rsid="003ca4cc" style:font-size-asian="10.5pt" style:font-size-complex="10.5pt"/>
    </style:style>
    <style:style style:name="T8" style:family="text">
      <style:text-properties fo:font-size="10.5pt" officeooo:rsid="00428266" style:font-size-asian="10.5pt" style:font-size-complex="10.5pt"/>
    </style:style>
    <style:style style:name="T9" style:family="text">
      <style:text-properties fo:font-size="10.5pt" fo:font-weight="bold" officeooo:rsid="0025ba9f" style:font-size-asian="10.5pt" style:font-weight-asian="bold" style:font-size-complex="10.5pt" style:font-weight-complex="bold"/>
    </style:style>
    <style:style style:name="T10" style:family="text">
      <style:text-properties fo:font-size="10.5pt" fo:font-style="italic" officeooo:rsid="003ca4cc" style:font-size-asian="10.5pt" style:font-style-asian="italic" style:font-size-complex="10.5pt" style:font-style-complex="italic"/>
    </style:style>
    <style:style style:name="T11" style:family="text">
      <style:text-properties officeooo:rsid="0025ba9f"/>
    </style:style>
    <style:style style:name="T12" style:family="text">
      <style:text-properties officeooo:rsid="003e6fec"/>
    </style:style>
    <style:style style:name="T13" style:family="text">
      <style:text-properties officeooo:rsid="004a54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146010029968">
          <table:table-cell table:style-name="Tabelle1.A1" office:value-type="string">
            <text:p text:style-name="P14">Name: <text:line-break/></text:p>
            <text:p text:style-name="P12"><text:span text:style-name="T3">T</text:span><text:span text:style-name="T2">yp: </text:span></text:p>
            <text:p text:style-name="P11"/>
            <text:p text:style-name="P5"/>
            <table:table table:name="Tabelle2" table:style-name="Tabelle2">
              <table:table-column table:style-name="Tabelle2.A"/>
              <table:table-column table:style-name="Tabelle2.B" table:number-columns-repeated="2"/>
              <table:table-row table:style-name="TableLine2146010025072">
                <table:table-cell table:style-name="Tabelle2.A1" office:value-type="string">
                  <text:p text:style-name="P4">Lebensenergie</text:p>
                </table:table-cell>
                <table:table-cell table:style-name="Tabelle2.A1" office:value-type="string">
                  <text:p text:style-name="P23">Astralpunkte</text:p>
                  <text:p text:style-name="P20"/>
                  <text:p text:style-name="P20"/>
                  <text:p text:style-name="P20"/>
                </table:table-cell>
                <table:table-cell table:style-name="Tabelle2.C1" office:value-type="string">
                  <text:p text:style-name="P5">Gold</text:p>
                </table:table-cell>
              </table:table-row>
            </table:table>
            <text:p text:style-name="P4"/>
            <text:p text:style-name="P4">Deine <text:span text:style-name="T12">Siebensachen</text:span>:</text:p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row table:style-name="TableLine2146010032688">
                <table:table-cell table:style-name="Tabelle3.A1" office:value-type="string">
                  <text:p text:style-name="P13">POSITIV</text:p>
                </table:table-cell>
                <table:table-cell table:style-name="Tabelle3.A1" office:value-type="string">
                  <text:p text:style-name="P20"/>
                </table:table-cell>
                <table:table-cell table:style-name="Tabelle3.A1" office:value-type="string">
                  <text:p text:style-name="P20"/>
                </table:table-cell>
                <table:table-cell table:style-name="Tabelle3.A1" office:value-type="string">
                  <text:p text:style-name="P13">NEGATIV</text:p>
                </table:table-cell>
                <table:table-cell table:style-name="Tabelle3.E1" office:value-type="string">
                  <text:p text:style-name="P20"/>
                </table:table-cell>
              </table:table-row>
              <table:table-row table:style-name="TableLine2146010038672">
                <table:table-cell table:style-name="Tabelle3.A2" office:value-type="string">
                  <text:p text:style-name="P13">Mut </text:p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13">Aberglaube</text:p>
                </table:table-cell>
                <table:table-cell table:style-name="Tabelle3.E2" office:value-type="string">
                  <text:p text:style-name="P20"/>
                </table:table-cell>
              </table:table-row>
              <table:table-row table:style-name="TableLine2146010041664">
                <table:table-cell table:style-name="Tabelle3.A2" office:value-type="string">
                  <text:p text:style-name="P13">Klugheit</text:p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4">H<text:span text:style-name="T13">öhenangst</text:span></text:p>
                </table:table-cell>
                <table:table-cell table:style-name="Tabelle3.E2" office:value-type="string">
                  <text:p text:style-name="P20"/>
                </table:table-cell>
              </table:table-row>
              <table:table-row table:style-name="TableLine2146010046288">
                <table:table-cell table:style-name="Tabelle3.A2" office:value-type="string">
                  <text:p text:style-name="P13">Intuition</text:p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4">R<text:span text:style-name="T13">aumangst</text:span></text:p>
                </table:table-cell>
                <table:table-cell table:style-name="Tabelle3.E2" office:value-type="string">
                  <text:p text:style-name="P20"/>
                </table:table-cell>
              </table:table-row>
              <table:table-row table:style-name="TableLine2146010049008">
                <table:table-cell table:style-name="Tabelle3.A2" office:value-type="string">
                  <text:p text:style-name="P13">Charisma</text:p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4">T<text:span text:style-name="T13">otenangst</text:span></text:p>
                </table:table-cell>
                <table:table-cell table:style-name="Tabelle3.E2" office:value-type="string">
                  <text:p text:style-name="P20"/>
                </table:table-cell>
              </table:table-row>
              <table:table-row table:style-name="TableLine2146010043568">
                <table:table-cell table:style-name="Tabelle3.A2" office:value-type="string">
                  <text:p text:style-name="P13">Fingerfertigkeit</text:p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13">Neugier</text:p>
                </table:table-cell>
                <table:table-cell table:style-name="Tabelle3.E2" office:value-type="string">
                  <text:p text:style-name="P20"/>
                </table:table-cell>
              </table:table-row>
              <table:table-row table:style-name="TableLine2146010044656">
                <table:table-cell table:style-name="Tabelle3.A2" office:value-type="string">
                  <text:p text:style-name="P13">Gewandtheit</text:p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13">Goldgier</text:p>
                </table:table-cell>
                <table:table-cell table:style-name="Tabelle3.E2" office:value-type="string">
                  <text:p text:style-name="P20"/>
                </table:table-cell>
              </table:table-row>
              <table:table-row table:style-name="TableLine2146010057984">
                <table:table-cell table:style-name="Tabelle3.A2" office:value-type="string">
                  <text:p text:style-name="P13">Körperkraft</text:p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20"/>
                </table:table-cell>
                <table:table-cell table:style-name="Tabelle3.A2" office:value-type="string">
                  <text:p text:style-name="P13">Jähzorn</text:p>
                </table:table-cell>
                <table:table-cell table:style-name="Tabelle3.E2" office:value-type="string">
                  <text:p text:style-name="P20"/>
                </table:table-cell>
              </table:table-row>
            </table:table>
            <text:p text:style-name="P20"/>
            <text:p text:style-name="P10"/>
            <text:p text:style-name="P20"><text:span text:style-name="T9">Char-Gen</text:span><text:span text:style-name="T6">: Würfle </text:span><text:span text:style-name="T8">8</text:span><text:span text:style-name="T6"> x mit W6; streiche das schlechteste Ergebnis. Addiere 7 auf alle restlichen Ergebnisse. Verteile auf die </text:span><text:span text:style-name="T10">positiven</text:span><text:span text:style-name="T7"> </text:span><text:span text:style-name="T6">Eigenschaften.</text:span></text:p>
            <text:p text:style-name="P9">Würfle erneut 8x W6; streiche das beste Ergebnis. Addiere 1 auf alle restlichen Ergebnisse<text:span text:style-name="T11">. Verteile auf die </text:span><text:span text:style-name="T4">negativen</text:span> <text:span text:style-name="T11">Eigenschaften.</text:span></text:p>
            <text:p text:style-name="P6"/>
            <text:p text:style-name="P8"><text:span text:style-name="T1">Alter</text:span>: W<text:span text:style-name="T5">20</text:span>+W<text:span text:style-name="T5">20</text:span>+<text:span text:style-name="T5">13</text:span></text:p>
            <text:p text:style-name="P6"/>
            <text:p text:style-name="P7"/>
            <text:p text:style-name="P6"/>
            <text:p text:style-name="P6"><text:span text:style-name="T1">Probe</text:span>: Mit W20; Erfolgreich, wenn W20 &lt;= Eigenschaftswert.</text:p>
            <text:p text:style-name="P20"/>
          </table:table-cell>
        </table:table-row>
        <table:table-row table:style-name="TableLine2146010049552">
          <table:table-cell table:style-name="Tabelle1.A1" office:value-type="string">
            <text:p text:style-name="P2">Hintergrund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Queste</text:p>
          </table:table-cell>
        </table:table-row>
        <table:table-row table:style-name="TableLine2146010047376">
          <table:table-cell table:style-name="Tabelle1.A1" office:value-type="string">
            <text:p text:style-name="P15">Bezeichnung</text:p>
            <text:p text:style-name="P15">Loren Ipsum</text:p>
          </table:table-cell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7">Loren Ipsum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3-07-14T11:34:06.257000000</dc:date>
    <meta:editing-duration>PT2H33M4S</meta:editing-duration>
    <meta:editing-cycles>34</meta:editing-cycles>
    <meta:generator>LibreOffice/7.2.2.2$Windows_X86_64 LibreOffice_project/02b2acce88a210515b4a5bb2e46cbfb63fe97d56</meta:generator>
    <meta:document-statistic meta:table-count="3" meta:image-count="0" meta:object-count="0" meta:page-count="1" meta:paragraph-count="31" meta:word-count="80" meta:character-count="608" meta:non-whitespace-character-count="555"/>
  </office:meta>
</office:document-meta>
</file>